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justify"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de">
      <style:text-properties style:text-underline-style="non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paragraph-properties fo:text-align="justify" style:justify-single-word="false"/>
    </style:style>
    <style:style style:name="P47" style:family="paragraph" style:parent-style-name="Index_20_1">
      <style:paragraph-properties>
        <style:tab-stops>
          <style:tab-stop style:position="7.0807in" style:type="right"/>
        </style:tab-stops>
      </style:paragraph-properties>
    </style:style>
    <style:style style:name="P48" style:family="paragraph" style:parent-style-name="Index_20_Separator">
      <style:paragraph-properties>
        <style:tab-stops/>
      </style:paragraph-properties>
    </style:style>
    <style:style style:name="P49" style:family="paragraph" style:parent-style-name="Text_20_body" style:master-page-name="Standard">
      <style:paragraph-properties style:page-numb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paragraph-properties fo:text-align="justify" style:justify-single-word="false"/>
    </style:style>
    <style:style style:name="P59" style:family="paragraph" style:parent-style-name="Text_20_body" style:list-style-name="L13">
      <style:paragraph-properties fo:text-align="justify" style:justify-single-word="false"/>
    </style:style>
    <style:style style:name="P60" style:family="paragraph" style:parent-style-name="Text_20_body" style:list-style-name="L14">
      <style:paragraph-properties fo:text-align="justify" style:justify-single-word="false"/>
    </style:style>
    <style:style style:name="P61" style:family="paragraph" style:parent-style-name="Text_20_body" style:list-style-name="L15">
      <style:paragraph-properties fo:text-align="justify" style:justify-single-word="false"/>
    </style:style>
    <style:style style:name="P62" style:family="paragraph" style:parent-style-name="Text_20_body" style:list-style-name="L16">
      <style:paragraph-properties fo:text-align="justify" style:justify-single-word="false"/>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9"/>
    <style:style style:name="P6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19, 2015</text:p>
      <text:p text:style-name="P2">Covering fOOrth version 0.0.3</text:p>
      <text:p text:style-name="P2">Status: Unpublished.</text:p>
      <text:p text:style-name="Text_20_body"/>
      <text:p text:style-name="Text_20_body"/>
      <text:p text:style-name="Text_20_body"/>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fOOrth Native Exception Codes:<text:tab/>38</text:p>
          <text:p text:style-name="P43">Array<text:tab/>39</text:p>
          <text:p text:style-name="P44">Array Literals<text:tab/>39</text:p>
          <text:p text:style-name="P44">Class Methods<text:tab/>39</text:p>
          <text:p text:style-name="P44">Instance Methods<text:tab/>39</text:p>
          <text:p text:style-name="P44">See Also<text:tab/>40</text:p>
          <text:p text:style-name="P43">Class<text:tab/>41</text:p>
          <text:p text:style-name="P44">Instance Methods<text:tab/>41</text:p>
          <text:p text:style-name="P44">See Also<text:tab/>41</text:p>
          <text:p text:style-name="P43">Complex<text:tab/>42</text:p>
          <text:p text:style-name="P44">Complex Literals<text:tab/>42</text:p>
          <text:p text:style-name="P44">Instance Methods<text:tab/>43</text:p>
          <text:p text:style-name="P44">Instance Stubs<text:tab/>43</text:p>
          <text:p text:style-name="P44">See Also<text:tab/>43</text:p>
          <text:p text:style-name="P43">Exception<text:tab/>44</text:p>
          <text:p text:style-name="P43">FalseClass<text:tab/>45</text:p>
          <text:p text:style-name="P44">Instance Methods<text:tab/>45</text:p>
          <text:p text:style-name="P44">See Also<text:tab/>45</text:p>
          <text:p text:style-name="P43">Float<text:tab/>47</text:p>
          <text:p text:style-name="P44">Float Literals<text:tab/>47</text:p>
          <text:p text:style-name="P44">See Also<text:tab/>47</text:p>
          <text:p text:style-name="P43">Hash<text:tab/>48</text:p>
          <text:p text:style-name="P44">Hash Literals<text:tab/>48</text:p>
          <text:p text:style-name="P44">Instance Methods<text:tab/>48</text:p>
          <text:p text:style-name="P44">See Also<text:tab/>48</text:p>
          <text:p text:style-name="P43">InStream<text:tab/>49</text:p>
          <text:p text:style-name="P44">Class Methods<text:tab/>49</text:p>
          <text:p text:style-name="P44">Instance Methods<text:tab/>49</text:p>
          <text:p text:style-name="P44">Class Stubs<text:tab/>49</text:p>
          <text:p text:style-name="P44">See Also<text:tab/>49</text:p>
          <text:p text:style-name="P43">Integer<text:tab/>50</text:p>
          <text:p text:style-name="P44">Integer Literals<text:tab/>50</text:p>
          <text:p text:style-name="P44">Instance Methods<text:tab/>50</text:p>
          <text:p text:style-name="P44">See Also<text:tab/>51</text:p>
          <text:p text:style-name="P43">MaxNumeric<text:tab/>52</text:p>
          <text:p text:style-name="P44">MaxNumeric Literals<text:tab/>52</text:p>
          <text:p text:style-name="P44">Instance Methods<text:tab/>52</text:p>
          <text:p text:style-name="P43">MinNumeric<text:tab/>53</text:p>
          <text:p text:style-name="P44">Min Numeric Literals<text:tab/>53</text:p>
          <text:p text:style-name="P44">Instance Methods<text:tab/>53</text:p>
          <text:p text:style-name="P43">NilClass<text:tab/>54</text:p>
          <text:p text:style-name="P44">Instance Methods<text:tab/>54</text:p>
          <text:p text:style-name="P44">See Also<text:tab/>54</text:p>
          <text:p text:style-name="P43">Numeric<text:tab/>55</text:p>
          <text:p text:style-name="P44"><text:soft-page-break/>Instance Methods<text:tab/>55</text:p>
          <text:p text:style-name="P44">See Also<text:tab/>57</text:p>
          <text:p text:style-name="P43">Object<text:tab/>58</text:p>
          <text:p text:style-name="P44">Instance Methods<text:tab/>58</text:p>
          <text:p text:style-name="P44">See Also<text:tab/>67</text:p>
          <text:p text:style-name="P43">OutStream<text:tab/>68</text:p>
          <text:p text:style-name="P44">Class Methods<text:tab/>68</text:p>
          <text:p text:style-name="P44">Instance Methods<text:tab/>68</text:p>
          <text:p text:style-name="P44">Class Stubs<text:tab/>68</text:p>
          <text:p text:style-name="P44">See Also<text:tab/>69</text:p>
          <text:p text:style-name="P43">Procedure<text:tab/>70</text:p>
          <text:p text:style-name="P44">Procedure Literals<text:tab/>70</text:p>
          <text:p text:style-name="P44">Instance Methods<text:tab/>70</text:p>
          <text:p text:style-name="P44">See Also<text:tab/>70</text:p>
          <text:p text:style-name="P43">Queue<text:tab/>71</text:p>
          <text:p text:style-name="P44">Instance Methods<text:tab/>71</text:p>
          <text:p text:style-name="P44">See Also<text:tab/>71</text:p>
          <text:p text:style-name="P43">Rational<text:tab/>72</text:p>
          <text:p text:style-name="P44">Rational Literals<text:tab/>72</text:p>
          <text:p text:style-name="P44">Instance Methods<text:tab/>72</text:p>
          <text:p text:style-name="P44">See Also<text:tab/>73</text:p>
          <text:p text:style-name="P43">Stack<text:tab/>74</text:p>
          <text:p text:style-name="P44">Instance Methods<text:tab/>74</text:p>
          <text:p text:style-name="P44">See Also<text:tab/>74</text:p>
          <text:p text:style-name="P43">String<text:tab/>75</text:p>
          <text:p text:style-name="P44">String Literals<text:tab/>75</text:p>
          <text:p text:style-name="P44">Instance Methods<text:tab/>75</text:p>
          <text:p text:style-name="P44">See Also<text:tab/>76</text:p>
          <text:p text:style-name="P43">Thread<text:tab/>77</text:p>
          <text:p text:style-name="P44">Class Methods<text:tab/>77</text:p>
          <text:p text:style-name="P44">Instance Methods<text:tab/>77</text:p>
          <text:p text:style-name="P44">See Also<text:tab/>77</text:p>
          <text:p text:style-name="P43">TrueClass<text:tab/>78</text:p>
          <text:p text:style-name="P44">See Also<text:tab/>78</text:p>
          <text:p text:style-name="P43">VirtualMachine<text:tab/>79</text:p>
          <text:p text:style-name="P44">Instance Methods<text:tab/>79</text:p>
          <text:p text:style-name="P44">Commands<text:tab/>81</text:p>
          <text:p text:style-name="P44">See Also<text:tab/>82</text:p>
          <text:p text:style-name="P43">Appendix A – Symbol Glossary<text:tab/>83</text:p>
          <text:p text:style-name="P43">Appendix B – Regular Expressions<text:tab/>85</text:p>
          <text:p text:style-name="P43">Edit History:<text:tab/>87</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92203210059898182" text:style-name="L1">
        <text:list-item>
          <text:p text:style-name="P50">A Simple, Easy-to-Understand syntax that is none the less, Expressive and Compact:</text:p>
        </text:list-item>
      </text:list>
      <text:list xml:id="list6674942513682109635" text:style-name="L2">
        <text:list-item>
          <text:list>
            <text:list-item>
              <text:p text:style-name="P51">Source code in fOOrth is free-form with no line oriented limitations or rules.</text:p>
            </text:list-item>
            <text:list-item>
              <text:p text:style-name="P51">Support is given to the easy representation of common literal data such as strings, integers, floating point numbers, rational numbers, and complex numbers.</text:p>
            </text:list-item>
          </text:list>
        </text:list-item>
      </text:list>
      <text:list xml:id="list36614621" text:continue-list="list392203210059898182" text:style-name="L1">
        <text:list-item>
          <text:p text:style-name="P50">Safe Data and Data Structures:</text:p>
        </text:list-item>
      </text:list>
      <text:list xml:id="list4993051310018747055" text:style-name="L3">
        <text:list-item>
          <text:list>
            <text:list-item>
              <text:p text:style-name="P53">Simple, reliable arithmetic. In fOOrth, integer operations never overflow. Rational <text:soft-page-break/>values can be represented exactly, complex numbers are supported, and conversions between numeric types are simple.</text:p>
            </text:list-item>
            <text:list-item>
              <text:p text:style-name="P53">Strings grow as needed without the need to allocate space or worry about overflow.</text:p>
            </text:list-item>
            <text:list-item>
              <text:p text:style-name="P53">Data containers such as arrays and hashes grow as needed. Out of range subscripts cannot access undefined memory regions. </text:p>
            </text:list-item>
          </text:list>
        </text:list-item>
      </text:list>
      <text:list xml:id="list36630773" text:continue-list="list36614621" text:style-name="L1">
        <text:list-item>
          <text:p text:style-name="P50">Message Passing:</text:p>
        </text:list-item>
      </text:list>
      <text:list xml:id="list5884050072645355486" text:style-name="L4">
        <text:list-item>
          <text:list>
            <text:list-item>
              <text:p text:style-name="P63">In fOOrth all actions take the form of messages sent to a receiver.</text:p>
            </text:list-item>
            <text:list-item>
              <text:p text:style-name="P63">The routing of messages is specified by the exact type of the message.</text:p>
            </text:list-item>
            <text:list-item>
              <text:p text:style-name="P63">Message receivers include data items on the stack as well as the virtual machine object associated with the current thread of execution.</text:p>
            </text:list-item>
            <text:list-item>
              <text:p text:style-name="P63">Messages for which no routing specification can be found, generate an error at compile time.</text:p>
            </text:list-item>
          </text:list>
        </text:list-item>
      </text:list>
      <text:list xml:id="list36623827" text:continue-list="list36630773" text:style-name="L1">
        <text:list-item>
          <text:p text:style-name="P50">Object Oriented Design:</text:p>
        </text:list-item>
      </text:list>
      <text:list xml:id="list1897862126102290001" text:style-name="L5">
        <text:list-item>
          <text:list>
            <text:list-item>
              <text:p text:style-name="P54">Support class based inheritance, with a non-cyclic (single inheritance) tree derived from a common base Object class.</text:p>
            </text:list-item>
            <text:list-item>
              <text:p text:style-name="P64">Support late binding and polymorphism through message interface compatibility or “duck” typing.</text:p>
            </text:list-item>
          </text:list>
        </text:list-item>
      </text:list>
      <text:list xml:id="list36609907" text:continue-list="list36623827" text:style-name="L1">
        <text:list-item>
          <text:p text:style-name="P50">Meta programming: </text:p>
        </text:list-item>
      </text:list>
      <text:list xml:id="list3162100252618145527" text:style-name="L6">
        <text:list-item>
          <text:list>
            <text:list-item>
              <text:p text:style-name="P65">Support extensible language constructs by making the compiler an accessible part of the system.</text:p>
            </text:list-item>
          </text:list>
        </text:list-item>
      </text:list>
      <text:list xml:id="list36634078" text:continue-list="list36609907" text:style-name="L1">
        <text:list-item>
          <text:p text:style-name="P50">Reliability:</text:p>
        </text:list-item>
      </text:list>
      <text:list xml:id="list6326230728609477555" text:style-name="L7">
        <text:list-item>
          <text:list>
            <text:list-item>
              <text:p text:style-name="P66">Errors should be detected as soon as possible. </text:p>
            </text:list-item>
            <text:list-item>
              <text:p text:style-name="P66">Language constructs should not be designed in a way that causes simple coding errors to spin off into infinite loops. </text:p>
            </text:list-item>
          </text:list>
        </text:list-item>
      </text:list>
      <text:list xml:id="list36635895" text:continue-list="list36634078" text:style-name="L1">
        <text:list-item>
          <text:p text:style-name="P55">Building on the host language:</text:p>
        </text:list-item>
      </text:list>
      <text:list xml:id="list4201724078277738704" text:style-name="L8">
        <text:list-item>
          <text:list>
            <text:list-item>
              <text:p text:style-name="P5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8413404"/>Thanks<text:alphabetical-index-mark-end text:id="IMark98413404"/></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9206496934143355344" text:style-name="L9">
        <text:list-item>
          <text:p text:style-name="P67">ruby 1.9.3p484 (2013-11-22) [i386-mingw32]</text:p>
        </text:list-item>
        <text:list-item>
          <text:p text:style-name="P67">ruby 2.1.5p273 (2014-11-13 revision 48405) [i386-mingw32]</text:p>
        </text:list-item>
        <text:list-item>
          <text:p text:style-name="P67">Rubinius – to be tested!</text:p>
        </text:list-item>
        <text:list-item>
          <text:p text:style-name="P6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98413404"/>Rake<text:alphabetical-index-mark-end text:id="IMark98413404"/>:</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8413404"/>Demo.rb<text:alphabetical-index-mark-end text:id="IMark984134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41588344"/>drop<text:alphabetical-index-mark-end text:id="IMark14158834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41588344"/>dup<text:alphabetical-index-mark-end text:id="IMark14158834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141588344"/>nip<text:alphabetical-index-mark-end text:id="IMark14158834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41588344"/>over<text:alphabetical-index-mark-end text:id="IMark14158834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41588344"/>pick<text:alphabetical-index-mark-end text:id="IMark14158834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1588344"/>swap<text:alphabetical-index-mark-end text:id="IMark14158834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141588344"/>tuck<text:alphabetical-index-mark-end text:id="IMark14158834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762074416156375417" text:style-name="L10">
        <text:list-item>
          <text:p text:style-name="P57">To store return addresses for word calls. In fOOrth this is handled by the Ruby virtual machine.</text:p>
        </text:list-item>
        <text:list-item>
          <text:p text:style-name="P57">To store context for control structures. In fOOrth the context mechanism provides for a far richer and more reliable set of control, compile, and data structures.</text:p>
        </text:list-item>
        <text:list-item>
          <text:p text:style-name="P5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1586616"/>if<text:alphabetical-index-mark-end text:id="IMark14158661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1586616"/>switch<text:alphabetical-index-mark-end text:id="IMark14158661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1586616"/>do<text:alphabetical-index-mark-end text:id="IMark14158661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1586616"/>loop<text:alphabetical-index-mark-end text:id="IMark141586616"/>” commands mark the boundaries of the loop; The “<text:alphabetical-index-mark-start text:id="IMark141587624"/>i<text:alphabetical-index-mark-end text:id="IMark141587624"/>” command is used to retrieve the current loop counter value. For nested loops, the “<text:alphabetical-index-mark-start text:id="IMark141589976"/>j<text:alphabetical-index-mark-end text:id="IMark141589976"/>” command retrieves the value of the outer loops counter value. <text:s/>By default, the “loop” command adds one to the loop value. For more flexible looping, the “<text:alphabetical-index-mark-start text:id="IMark141587240"/>+loop<text:alphabetical-index-mark-end text:id="IMark14158724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1587240"/>-i<text:alphabetical-index-mark-end text:id="IMark141587240"/> and <text:alphabetical-index-mark-start text:id="IMark141589976"/>-j<text:alphabetical-index-mark-end text:id="IMark14158997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1589976"/>begin<text:alphabetical-index-mark-end text:id="IMark141589976"/>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9284457030950778" text:style-name="L11">
        <text:list-item>
          <text:p text:style-name="P58">begin … <text:alphabetical-index-mark-start text:id="IMark141587624"/>until<text:alphabetical-index-mark-end text:id="IMark141587624"/> – loops until the top of stack is true.</text:p>
        </text:list-item>
        <text:list-item>
          <text:p text:style-name="P58">begin … <text:alphabetical-index-mark-start text:id="IMark141589976"/>again<text:alphabetical-index-mark-end text:id="IMark141589976"/> – loops indefinitely </text:p>
        </text:list-item>
        <text:list-item>
          <text:p text:style-name="P58">begin … <text:alphabetical-index-mark-start text:id="IMark141587624"/>repeat<text:alphabetical-index-mark-end text:id="IMark14158762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1587624"/>Typing<text:alphabetical-index-mark-end text:id="IMark14158762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1587624"/>Duck Typing<text:alphabetical-index-mark-end text:id="IMark14158762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1587624"/>Declarations<text:alphabetical-index-mark-end text:id="IMark14158762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41587624"/>Scoping<text:alphabetical-index-mark-end text:id="IMark14158762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41587624"/><text:span text:style-name="T7">val:</text:span><text:alphabetical-index-mark-end text:id="IMark141587624"/> and <text:alphabetical-index-mark-start text:id="IMark141587240"/><text:span text:style-name="T7">var:</text:span><text:alphabetical-index-mark-end text:id="IMark14158724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1587240"/><text:span text:style-name="T7">.init</text:span><text:alphabetical-index-mark-end text:id="IMark141587240"/> method being the most popular since it is called to initialize a new instance of the object.</text:p>
      <text:p text:style-name="P3">Methods: <text:alphabetical-index-mark-start text:id="IMark141587240"/><text:span text:style-name="T7">val@:</text:span><text:alphabetical-index-mark-end text:id="IMark141587240"/> and <text:alphabetical-index-mark-start text:id="IMark141587624"/><text:span text:style-name="T7">var@:</text:span><text:alphabetical-index-mark-end text:id="IMark14158762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41587624"/><text:span text:style-name="T7">val#:</text:span><text:alphabetical-index-mark-end text:id="IMark141587624"/> and <text:alphabetical-index-mark-start text:id="IMark141587240"/><text:span text:style-name="T7">var#:</text:span><text:alphabetical-index-mark-end text:id="IMark14158724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41587240"/><text:span text:style-name="T7">val$:</text:span><text:alphabetical-index-mark-end text:id="IMark141587240"/> and <text:alphabetical-index-mark-start text:id="IMark141587624"/><text:span text:style-name="T7">var$:</text:span><text:alphabetical-index-mark-end text:id="IMark141587624"/></text:p>
      <text:p text:style-name="P3">Regex for valid local variable names: <text:span text:style-name="T7">/^\$[a-z][a-z0-9_]*$/</text:span></text:p>
      <text:p text:style-name="Text_20_body">Notes:</text:p>
      <text:p text:style-name="Text_20_body"/>
      <text:h text:style-name="Heading_20_2" text:outline-level="2"><text:alphabetical-index-mark-start text:id="IMark141587624"/>Referencing<text:alphabetical-index-mark-end text:id="IMark14158762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1587624"/>Mutation<text:alphabetical-index-mark-end text:id="IMark14158762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45870073527749609" text:style-name="L12">
        <text:list-item>
          <text:p text:style-name="P68">No Copying</text:p>
        </text:list-item>
        <text:list-item>
          <text:p text:style-name="P68">Shallow Copying</text:p>
        </text:list-item>
        <text:list-item>
          <text:p text:style-name="P68">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0"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6"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text:soft-page-break/></text:p>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1587624"/>Classes<text:alphabetical-index-mark-end text:id="IMark14158762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1587624"/>Inheritance<text:alphabetical-index-mark-end text:id="IMark14158762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1587624"/>Methods<text:alphabetical-index-mark-end text:id="IMark141587624"/></text:h>
      <text:p text:style-name="P3">All code in fOOrth is contained in methods. A method is a fragment of code that an object uses to respond to a message that has been sent to that object. In fOOrth there are three sorts of methods:</text:p>
      <text:list xml:id="list8704443246786216688" text:style-name="L13">
        <text:list-item>
          <text:p text:style-name="P59">Shared: Methods that are common to all instances of the class that contains them.</text:p>
        </text:list-item>
        <text:list-item>
          <text:p text:style-name="P59">Exclusive: Methods that are defined for one and only one object (and all of its clones that are created <text:span text:style-name="T2">after</text:span> the exclusive method is defined.).</text:p>
        </text:list-item>
        <text:list-item>
          <text:p text:style-name="P59">Local: Methods that are created in a context and are accessible only in that context. When the context concludes, these methods are no longer accessible.</text:p>
        </text:list-item>
      </text:list>
      <text:h text:style-name="Heading_20_3" text:outline-level="3"><text:alphabetical-index-mark-start text:id="IMark141587240"/>Late Binding<text:alphabetical-index-mark-end text:id="IMark141587240"/> and <text:alphabetical-index-mark-start text:id="IMark141567036"/>Polymorphism<text:alphabetical-index-mark-end text:id="IMark14156703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1567036"/>Method Mapping<text:alphabetical-index-mark-end text:id="IMark14156703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956268945535551230" text:style-name="L14">
        <text:list-item>
          <text:p text:style-name="P60">The strings used by fOOrth needed to be converted to Ruby symbols to allow code to be executed in Ruby.</text:p>
        </text:list-item>
        <text:list-item>
          <text:p text:style-name="P60">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0">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1587240"/>SymbolMap<text:alphabetical-index-mark-end text:id="IMark141587240"/> class. This class creates mappings in one of two ways:</text:p>
      <text:list xml:id="list6627252320772026539" text:style-name="L15">
        <text:list-item>
          <text:p text:style-name="P6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41587240"/>Routing<text:alphabetical-index-mark-end text:id="IMark14158724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447573980584411137" text:style-name="L16">
        <text:list-item>
          <text:p text:style-name="P62">The defining word used to create the method.</text:p>
        </text:list-item>
        <text:list-item>
          <text:p text:style-name="P62">The receiver of the defining word used to create the method.</text:p>
        </text:list-item>
        <text:list-item>
          <text:p text:style-name="P6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41587432"/>:<text:alphabetical-index-mark-end text:id="IMark141587432"/></text:p>
          </table:table-cell>
          <table:table-cell table:style-name="Table9.A2" office:value-type="string">
            <text:p text:style-name="P11">N/A</text:p>
          </table:table-cell>
          <table:table-cell table:style-name="Table9.A2" office:value-type="string">
            <text:p text:style-name="P19">any<text:note text:id="ftn27"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8"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41587432"/>.:<text:alphabetical-index-mark-end text:id="IMark141587432"/></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29"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0"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1"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2"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41587432"/>.::<text:alphabetical-index-mark-end text:id="IMark141587432"/></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8410668"/>do_map_name<text:alphabetical-index-mark-end text:id="IMark9841066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1" text:outline-level="1"><text:alphabetical-index-mark-start text:id="IMark98410668"/>Array<text:alphabetical-index-mark-end text:id="IMark9841066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new_size</text:p>
      <text:p text:style-name="Text_20_body">.new_value</text:p>
      <text:p text:style-name="Text_20_body">.new_values</text:p>
      <text:p text:style-name="Text_20_body"/>
      <text:h text:style-name="Heading_20_2" text:outline-level="2">Instance Methods</text:h>
      <text:p text:style-name="Text_20_body"/>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text:p>
      <text:p text:style-name="Text_20_body"><text:soft-page-break/>.[]@</text:p>
      <text:p text:style-name="Text_20_body">.left</text:p>
      <text:p text:style-name="Text_20_body">.length</text:p>
      <text:p text:style-name="Text_20_body">.max</text:p>
      <text:p text:style-name="Text_20_body">.mid</text:p>
      <text:p text:style-name="Text_20_body">.midlr</text:p>
      <text:p text:style-name="Text_20_body">.min</text:p>
      <text:p text:style-name="Text_20_body">.pp</text:p>
      <text:p text:style-name="Text_20_body">.reverse</text:p>
      <text:p text:style-name="Text_20_body">.right</text:p>
      <text:p text:style-name="Text_20_body">.shuffle</text:p>
      <text:p text:style-name="Text_20_body">.sort</text:p>
      <text:p text:style-name="Text_20_body">.strmax</text:p>
      <text:p text:style-name="Text_20_body">&lt;&lt;</text:p>
      <text:p text:style-name="Text_20_body">@</text:p>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8410668"/>Class<text:alphabetical-index-mark-end text:id="IMark9841066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8410668"/>Complex<text:alphabetical-index-mark-end text:id="IMark9841066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3"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4"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5"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1590168"/>.cbrt<text:alphabetical-index-mark-end text:id="IMark141590168"/>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8410572"/>.e**<text:alphabetical-index-mark-end text:id="IMark9841057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41590168"/>.split<text:alphabetical-index-mark-end text:id="IMark14159016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8410572"/>.sqrt<text:alphabetical-index-mark-end text:id="IMark9841057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8410956"/>Exception<text:alphabetical-index-mark-end text:id="IMark98410956"/></text:h>
      <text:p text:style-name="Text_20_body"/>
      <text:p text:style-name="Text_20_body">Inheritance: Exception <text:span text:style-name="T9">←</text:span> Object</text:p>
      <text:p text:style-name="Code"/>
      <text:p text:style-name="P41">No unique methods defined.</text:p>
      <text:p text:style-name="Code"/>
      <text:p text:style-name="Text_20_body">Ipsum lorem</text:p>
      <text:h text:style-name="Heading_20_2" text:outline-level="2"/>
      <text:h text:style-name="Heading_20_1" text:outline-level="1"><text:alphabetical-index-mark-start text:id="IMark98410956"/>FalseClass<text:alphabetical-index-mark-end text:id="IMark9841095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8410572"/>&amp;&amp;<text:alphabetical-index-mark-end text:id="IMark9841057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8410572"/>^^<text:alphabetical-index-mark-end text:id="IMark9841057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8410572"/>||<text:alphabetical-index-mark-end text:id="IMark9841057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8410956"/>Float<text:alphabetical-index-mark-end text:id="IMark9841095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6"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7"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8"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8411244"/>Hash<text:alphabetical-index-mark-end text:id="IMark9841124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1606020"/>InStream<text:alphabetical-index-mark-end text:id="IMark14160602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41606020"/>Integer<text:alphabetical-index-mark-end text:id="IMark14160602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9"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0"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1"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98411532"/><text:alphabetical-index-mark-start text:id="IMark98411484"/>MaxNumeric<text:alphabetical-index-mark-end text:id="IMark98411484"/><text:alphabetical-index-mark-end text:id="IMark9841153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98411532"/><text:alphabetical-index-mark-start text:id="IMark98411484"/>MinNumeric<text:alphabetical-index-mark-end text:id="IMark98411484"/><text:alphabetical-index-mark-end text:id="IMark9841153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91691096"/><text:alphabetical-index-mark-start text:id="IMark141569436"/><text:alphabetical-index-mark-start text:id="IMark183000072"/>NilClass<text:alphabetical-index-mark-end text:id="IMark183000072"/><text:alphabetical-index-mark-end text:id="IMark141569436"/><text:alphabetical-index-mark-end text:id="IMark9169109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83414440"/>&amp;&amp;<text:alphabetical-index-mark-end text:id="IMark18341444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83414440"/>^^<text:alphabetical-index-mark-end text:id="IMark18341444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83414440"/>||<text:alphabetical-index-mark-end text:id="IMark18341444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1691096"/>Numeric<text:alphabetical-index-mark-end text:id="IMark9169109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91691096"/>Object<text:alphabetical-index-mark-end text:id="IMark9169109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83414440"/>&amp;&amp;<text:alphabetical-index-mark-end text:id="IMark1834144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83414440"/>)methods<text:alphabetical-index-mark-end text:id="IMark1834144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83414440"/>.<text:alphabetical-index-mark-end text:id="IMark18341444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83414440"/>.::<text:alphabetical-index-mark-end text:id="IMark18341444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83414440"/>inst:<text:alphabetical-index-mark-end text:id="IMark18341444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83414440"/>local:<text:alphabetical-index-mark-end text:id="IMark18341444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83414440"/>super<text:alphabetical-index-mark-end text:id="IMark18341444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83414440"/>;<text:alphabetical-index-mark-end text:id="IMark18341444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83414440"/>.class<text:alphabetical-index-mark-end text:id="IMark183414440"/>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83414440"/>.clone<text:alphabetical-index-mark-end text:id="IMark1834144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83414440"/>.copy<text:alphabetical-index-mark-end text:id="IMark1834144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83414440"/>.init<text:alphabetical-index-mark-end text:id="IMark1834144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83414440"/>.is_class?<text:alphabetical-index-mark-end text:id="IMark18341444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83414440"/>.name<text:alphabetical-index-mark-end text:id="IMark1834144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P18">Object .name</text:p>
          </table:table-cell>
          <table:table-cell table:style-name="Table30.B2" office:value-type="string">
            <text:p text:style-name="P15">“Object”</text:p>
          </table:table-cell>
        </table:table-row>
        <table:table-row>
          <table:table-cell table:style-name="Table30.A2" office:value-type="string">
            <text:p text:style-name="P18">100 .name</text:p>
          </table:table-cell>
          <table:table-cell table:style-name="Table30.B2" office:value-type="string">
            <text:p text:style-name="P15">“Fixnum instance”</text:p>
          </table:table-cell>
        </table:table-row>
        <table:table-row>
          <table:table-cell table:style-name="Table30.A2" office:value-type="string">
            <text:p text:style-name="P18">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83414440"/>.strlen<text:alphabetical-index-mark-end text:id="IMark18341444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P18">"ABCD" .strlen </text:p>
          </table:table-cell>
          <table:table-cell table:style-name="Table31.A1" office:value-type="string">
            <text:p text:style-name="P15">4</text:p>
          </table:table-cell>
        </table:table-row>
        <table:table-row>
          <table:table-cell table:style-name="Table31.A3" office:value-type="string">
            <text:p text:style-name="P18">100 .strlen </text:p>
          </table:table-cell>
          <table:table-cell table:style-name="Table31.B4" office:value-type="string">
            <text:p text:style-name="P15">3</text:p>
          </table:table-cell>
        </table:table-row>
        <table:table-row>
          <table:table-cell table:style-name="Table31.A5" office:value-type="string">
            <text:p text:style-name="P18">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83414440"/>.to_f<text:alphabetical-index-mark-end text:id="IMark18341444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83414440"/>.to_f!<text:alphabetical-index-mark-end text:id="IMark18341444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83414440"/>.to_i<text:alphabetical-index-mark-end text:id="IMark18341444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83414440"/>.to_i!<text:alphabetical-index-mark-end text:id="IMark18341444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83414440"/>.to_n<text:alphabetical-index-mark-end text:id="IMark18341444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83414440"/>.to_n!<text:alphabetical-index-mark-end text:id="IMark18341444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83414440"/>.to_r<text:alphabetical-index-mark-end text:id="IMark18341444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83414440"/>.to_r!<text:alphabetical-index-mark-end text:id="IMark18341444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83414440"/>.to_s<text:alphabetical-index-mark-end text:id="IMark18341444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83414440"/>.to_x<text:alphabetical-index-mark-end text:id="IMark18341444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P15">5</text:p>
          </table:table-cell>
          <table:table-cell table:style-name="Table41.B2" office:value-type="string">
            <text:p text:style-name="P15">5+0i</text:p>
          </table:table-cell>
        </table:table-row>
        <table:table-row>
          <table:table-cell table:style-name="Table41.A2" office:value-type="string">
            <text:p text:style-name="P15">5.2</text:p>
          </table:table-cell>
          <table:table-cell table:style-name="Table41.B2" office:value-type="string">
            <text:p text:style-name="P15">5.2+0i</text:p>
          </table:table-cell>
        </table:table-row>
        <table:table-row>
          <table:table-cell table:style-name="Table41.A2" office:value-type="string">
            <text:p text:style-name="P15">“5”</text:p>
          </table:table-cell>
          <table:table-cell table:style-name="Table41.B2" office:value-type="string">
            <text:p text:style-name="P15">5+0i</text:p>
          </table:table-cell>
        </table:table-row>
        <table:table-row>
          <table:table-cell table:style-name="Table41.A2" office:value-type="string">
            <text:p text:style-name="P15">1+2i</text:p>
          </table:table-cell>
          <table:table-cell table:style-name="Table41.B2" office:value-type="string">
            <text:p text:style-name="P15">1+2i</text:p>
          </table:table-cell>
        </table:table-row>
        <table:table-row>
          <table:table-cell table:style-name="Table41.A2" office:value-type="string">
            <text:p text:style-name="P15">“apple”</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83414440"/>.to_x!<text:alphabetical-index-mark-end text:id="IMark18341444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P15">5</text:p>
          </table:table-cell>
          <table:table-cell table:style-name="Table42.B2" office:value-type="string">
            <text:p text:style-name="P15">5+0i</text:p>
          </table:table-cell>
        </table:table-row>
        <table:table-row table:style-name="Table42.1">
          <table:table-cell table:style-name="Table42.A2" office:value-type="string">
            <text:p text:style-name="P15">5.2</text:p>
          </table:table-cell>
          <table:table-cell table:style-name="Table42.B2" office:value-type="string">
            <text:p text:style-name="P15">5.2+0i</text:p>
          </table:table-cell>
        </table:table-row>
        <table:table-row table:style-name="Table42.1">
          <table:table-cell table:style-name="Table42.A2" office:value-type="string">
            <text:p text:style-name="P15">“5”</text:p>
          </table:table-cell>
          <table:table-cell table:style-name="Table42.B2" office:value-type="string">
            <text:p text:style-name="P15">5+0i</text:p>
          </table:table-cell>
        </table:table-row>
        <table:table-row table:style-name="Table42.1">
          <table:table-cell table:style-name="Table42.A2" office:value-type="string">
            <text:p text:style-name="P15">1+2i</text:p>
          </table:table-cell>
          <table:table-cell table:style-name="Table42.B2" office:value-type="string">
            <text:p text:style-name="P15">1+2i</text:p>
          </table:table-cell>
        </table:table-row>
        <table:table-row table:style-name="Table42.1">
          <table:table-cell table:style-name="Table42.A2" office:value-type="string">
            <text:p text:style-name="P15">“apple”</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83414440"/>&lt;&gt;<text:alphabetical-index-mark-end text:id="IMark18341444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83414440"/>=<text:alphabetical-index-mark-end text:id="IMark18341444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83414440"/>^^<text:alphabetical-index-mark-end text:id="IMark18341444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83414440"/>distinct?<text:alphabetical-index-mark-end text:id="IMark18341444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P15">4 5 distinct?</text:p>
          </table:table-cell>
          <table:table-cell table:style-name="Table46.B2" office:value-type="string">
            <text:p text:style-name="P15">true</text:p>
          </table:table-cell>
        </table:table-row>
        <table:table-row table:style-name="Table46.1">
          <table:table-cell table:style-name="Table46.A2" office:value-type="string">
            <text:p text:style-name="P15">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P15">“hi” dup distinct?</text:p>
          </table:table-cell>
          <table:table-cell table:style-name="Table46.B2" office:value-type="string">
            <text:p text:style-name="P15">false</text:p>
          </table:table-cell>
        </table:table-row>
        <table:table-row table:style-name="Table46.1">
          <table:table-cell table:style-name="Table46.A2" office:value-type="string">
            <text:p text:style-name="P15">“hi” “ho” distinct?</text:p>
          </table:table-cell>
          <table:table-cell table:style-name="Table46.B2" office:value-type="string">
            <text:p text:style-name="P15">true</text:p>
          </table:table-cell>
        </table:table-row>
        <table:table-row table:style-name="Table46.1">
          <table:table-cell table:style-name="Table46.A2" office:value-type="string">
            <text:p text:style-name="P15">“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83414440"/>identical?<text:alphabetical-index-mark-end text:id="IMark18341444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P15">4 5 identical?</text:p>
          </table:table-cell>
          <table:table-cell table:style-name="Table47.B2" office:value-type="string">
            <text:p text:style-name="P15">false</text:p>
          </table:table-cell>
        </table:table-row>
        <table:table-row table:style-name="Table47.1">
          <table:table-cell table:style-name="Table47.A2" office:value-type="string">
            <text:p text:style-name="P15">4 4 identical?</text:p>
          </table:table-cell>
          <table:table-cell table:style-name="Table47.B2" office:value-type="string">
            <text:p text:style-name="P15">true</text:p>
          </table:table-cell>
        </table:table-row>
        <table:table-row table:style-name="Table47.1">
          <table:table-cell table:style-name="Table47.A2" office:value-type="string">
            <text:p text:style-name="P15">“hi” dup identical?</text:p>
          </table:table-cell>
          <table:table-cell table:style-name="Table47.B2" office:value-type="string">
            <text:p text:style-name="P15">true</text:p>
          </table:table-cell>
        </table:table-row>
        <table:table-row table:style-name="Table47.1">
          <table:table-cell table:style-name="Table47.A2" office:value-type="string">
            <text:p text:style-name="P15">“hi” “ho” identical?</text:p>
          </table:table-cell>
          <table:table-cell table:style-name="Table47.B2" office:value-type="string">
            <text:p text:style-name="P15">false</text:p>
          </table:table-cell>
        </table:table-row>
        <table:table-row table:style-name="Table47.1">
          <table:table-cell table:style-name="Table47.A2" office:value-type="string">
            <text:p text:style-name="P15">“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83414440"/>max<text:alphabetical-index-mark-end text:id="IMark18341444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P15">4 5 max</text:p>
          </table:table-cell>
          <table:table-cell table:style-name="Table48.B2" office:value-type="string">
            <text:p text:style-name="P15">5</text:p>
          </table:table-cell>
        </table:table-row>
        <table:table-row table:style-name="Table48.1">
          <table:table-cell table:style-name="Table48.A2" office:value-type="string">
            <text:p text:style-name="P15">4 “5” max</text:p>
          </table:table-cell>
          <table:table-cell table:style-name="Table48.B2" office:value-type="string">
            <text:p text:style-name="P15">“5”</text:p>
          </table:table-cell>
        </table:table-row>
        <table:table-row table:style-name="Table48.1">
          <table:table-cell table:style-name="Table48.A2" office:value-type="string">
            <text:p text:style-name="P15">4 2 max</text:p>
          </table:table-cell>
          <table:table-cell table:style-name="Table48.B2" office:value-type="string">
            <text:p text:style-name="P15">4</text:p>
          </table:table-cell>
        </table:table-row>
        <table:table-row table:style-name="Table48.1">
          <table:table-cell table:style-name="Table48.A2" office:value-type="string">
            <text:p text:style-name="P15">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83414440"/>min<text:alphabetical-index-mark-end text:id="IMark1834144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P15">4 5 min</text:p>
          </table:table-cell>
          <table:table-cell table:style-name="Table49.B2" office:value-type="string">
            <text:p text:style-name="P15">4</text:p>
          </table:table-cell>
        </table:table-row>
        <table:table-row table:style-name="Table49.1">
          <table:table-cell table:style-name="Table49.A2" office:value-type="string">
            <text:p text:style-name="P15">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P15">4 2 min</text:p>
          </table:table-cell>
          <table:table-cell table:style-name="Table49.B2" office:value-type="string">
            <text:p text:style-name="P15">2</text:p>
          </table:table-cell>
        </table:table-row>
        <table:table-row table:style-name="Table49.1">
          <table:table-cell table:style-name="Table49.A2" office:value-type="string">
            <text:p text:style-name="P15">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83414440"/>nil&lt;&gt;<text:alphabetical-index-mark-end text:id="IMark18341444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83414440"/>nil=<text:alphabetical-index-mark-end text:id="IMark1834144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83414440"/>not<text:alphabetical-index-mark-end text:id="IMark1834144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83414440"/>||<text:alphabetical-index-mark-end text:id="IMark18341444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1691096"/>OutStream<text:alphabetical-index-mark-end text:id="IMark9169109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91691096"/>Procedure<text:alphabetical-index-mark-end text:id="IMark9169109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91691096"/>Queue<text:alphabetical-index-mark-end text:id="IMark9169109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1691096"/>Rational<text:alphabetical-index-mark-end text:id="IMark9169109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2"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3"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4"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1569964"/>.split<text:alphabetical-index-mark-end text:id="IMark1415699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8411820"/>Stack<text:alphabetical-index-mark-end text:id="IMark9841182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98411820"/>String<text:alphabetical-index-mark-end text:id="IMark9841182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8411820"/>Thread<text:alphabetical-index-mark-end text:id="IMark9841182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8411820"/><text:alphabetical-index-mark-start text:id="IMark98411772"/><text:alphabetical-index-mark-start text:id="IMark98411724"/>TrueClass<text:alphabetical-index-mark-end text:id="IMark98411724"/><text:alphabetical-index-mark-end text:id="IMark98411772"/><text:alphabetical-index-mark-end text:id="IMark9841182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98411820"/>VirtualMachine<text:alphabetical-index-mark-end text:id="IMark9841182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8411820"/>Commands<text:alphabetical-index-mark-end text:id="IMark9841182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5"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8">A</text:p>
          <text:p text:style-name="P47">again<text:tab/>24</text:p>
          <text:p text:style-name="P47">Array<text:tab/>39</text:p>
          <text:p text:style-name="P48">B</text:p>
          <text:p text:style-name="P47">begin<text:tab/>24</text:p>
          <text:p text:style-name="P48">C</text:p>
          <text:p text:style-name="P47">Class<text:tab/>41</text:p>
          <text:p text:style-name="P47">Classes<text:tab/>32</text:p>
          <text:p text:style-name="P47">Commands<text:tab/>81</text:p>
          <text:p text:style-name="P47">Complex<text:tab/>42</text:p>
          <text:p text:style-name="P48">D</text:p>
          <text:p text:style-name="P47">Declarations<text:tab/>25</text:p>
          <text:p text:style-name="P47">Demo.rb<text:tab/>11</text:p>
          <text:p text:style-name="P47">distinct?<text:tab/>65</text:p>
          <text:p text:style-name="P47">do<text:tab/>22</text:p>
          <text:p text:style-name="P47">do_map_name<text:tab/>36</text:p>
          <text:p text:style-name="P47">drop<text:tab/>18</text:p>
          <text:p text:style-name="P47">Duck Typing<text:tab/>25</text:p>
          <text:p text:style-name="P47">dup<text:tab/>18</text:p>
          <text:p text:style-name="P48">E</text:p>
          <text:p text:style-name="P47">Exception<text:tab/>44</text:p>
          <text:p text:style-name="P48">F</text:p>
          <text:p text:style-name="P47">FalseClass<text:tab/>45</text:p>
          <text:p text:style-name="P47">Float<text:tab/>47</text:p>
          <text:p text:style-name="P48">H</text:p>
          <text:p text:style-name="P47">Hash<text:tab/>48</text:p>
          <text:p text:style-name="P48">I</text:p>
          <text:p text:style-name="P47">i<text:tab/>22</text:p>
          <text:p text:style-name="P47">identical?<text:tab/>66</text:p>
          <text:p text:style-name="P47">if<text:tab/>20</text:p>
          <text:p text:style-name="P47">Inheritance<text:tab/>33</text:p>
          <text:p text:style-name="P47">inst:<text:tab/>59</text:p>
          <text:p text:style-name="P47">InStream<text:tab/>49</text:p>
          <text:p text:style-name="P47">Integer<text:tab/>50</text:p>
          <text:p text:style-name="P48">J</text:p>
          <text:p text:style-name="P47">j<text:tab/>22</text:p>
          <text:p text:style-name="P48">L</text:p>
          <text:p text:style-name="P47">Late Binding<text:tab/>33</text:p>
          <text:p text:style-name="P47">local:<text:tab/>59</text:p>
          <text:p text:style-name="P47">loop<text:tab/>22</text:p>
          <text:p text:style-name="P48">M</text:p>
          <text:p text:style-name="P47">max<text:tab/>66</text:p>
          <text:p text:style-name="P47">MaxNumeric<text:tab/>52</text:p>
          <text:p text:style-name="P47">Method Mapping<text:tab/>34</text:p>
          <text:p text:style-name="P47">Methods<text:tab/>33</text:p>
          <text:p text:style-name="P47">min<text:tab/>66</text:p>
          <text:p text:style-name="P47">MinNumeric<text:tab/>53</text:p>
          <text:p text:style-name="P47">Mutation<text:tab/>27</text:p>
          <text:p text:style-name="P48">N</text:p>
          <text:p text:style-name="P47">nil&lt;&gt;<text:tab/>67</text:p>
          <text:p text:style-name="P47">nil=<text:tab/>67</text:p>
          <text:p text:style-name="P47">NilClass<text:tab/>54</text:p>
          <text:p text:style-name="P47">nip<text:tab/>18</text:p>
          <text:p text:style-name="P47">not<text:tab/>67</text:p>
          <text:p text:style-name="P47">Numeric<text:tab/>55</text:p>
          <text:p text:style-name="P48">O</text:p>
          <text:p text:style-name="P47">Object<text:tab/>58</text:p>
          <text:p text:style-name="P47">OutStream<text:tab/>68</text:p>
          <text:p text:style-name="P47">over<text:tab/>18</text:p>
          <text:p text:style-name="P48">P</text:p>
          <text:p text:style-name="P47">pick<text:tab/>18</text:p>
          <text:p text:style-name="P47">Polymorphism<text:tab/>33</text:p>
          <text:p text:style-name="P47">Procedure<text:tab/>70</text:p>
          <text:p text:style-name="P48">Q</text:p>
          <text:p text:style-name="P47">Queue<text:tab/>71</text:p>
          <text:p text:style-name="P48">R</text:p>
          <text:p text:style-name="P47">Rake<text:tab/>11</text:p>
          <text:p text:style-name="P47">Rational<text:tab/>72</text:p>
          <text:p text:style-name="P47">Referencing<text:tab/>26</text:p>
          <text:p text:style-name="P47">repeat<text:tab/>24</text:p>
          <text:p text:style-name="P47">Routing<text:tab/>35</text:p>
          <text:p text:style-name="P48">S</text:p>
          <text:p text:style-name="P47">Scoping<text:tab/>25</text:p>
          <text:p text:style-name="P47">Stack<text:tab/>74</text:p>
          <text:p text:style-name="P47">String<text:tab/>75</text:p>
          <text:p text:style-name="P47">super<text:tab/>59</text:p>
          <text:p text:style-name="P47">swap<text:tab/>19</text:p>
          <text:p text:style-name="P47">switch<text:tab/>20</text:p>
          <text:p text:style-name="P47">SymbolMap<text:tab/>34</text:p>
          <text:p text:style-name="P48">T</text:p>
          <text:p text:style-name="P47">Thanks<text:tab/>9</text:p>
          <text:p text:style-name="P47">Thread<text:tab/>77</text:p>
          <text:p text:style-name="P47">TrueClass<text:tab/>78</text:p>
          <text:p text:style-name="P47">tuck<text:tab/>19</text:p>
          <text:p text:style-name="P47">Typing<text:tab/>25</text:p>
          <text:p text:style-name="P48">U</text:p>
          <text:p text:style-name="P47">until<text:tab/>24</text:p>
          <text:p text:style-name="P48">V</text:p>
          <text:p text:style-name="P47">val:<text:tab/>25</text:p>
          <text:p text:style-name="P47">val@:<text:tab/>26</text:p>
          <text:p text:style-name="P47">val#:<text:tab/>26</text:p>
          <text:p text:style-name="P47">val$:<text:tab/>26</text:p>
          <text:p text:style-name="P47">var:<text:tab/>25</text:p>
          <text:p text:style-name="P47">var@:<text:tab/>26</text:p>
          <text:p text:style-name="P47">var#:<text:tab/>26</text:p>
          <text:p text:style-name="P47">var$:<text:tab/>26</text:p>
          <text:p text:style-name="P47">VirtualMachine<text:tab/>79</text:p>
          <text:p text:style-name="P48">^</text:p>
          <text:p text:style-name="P47">^^<text:tab/>45, 54, 65</text:p>
          <text:p text:style-name="P48">-</text:p>
          <text:p text:style-name="P47">-i<text:tab/>22</text:p>
          <text:p text:style-name="P47">-j<text:tab/>22</text:p>
          <text:p text:style-name="P48">;</text:p>
          <text:p text:style-name="P47">;<text:tab/>59</text:p>
          <text:p text:style-name="P48">:</text:p>
          <text:p text:style-name="P47">:<text:tab/>35</text:p>
          <text:p text:style-name="P48">.</text:p>
          <text:p text:style-name="P47">.<text:tab/>58</text:p>
          <text:p text:style-name="P47">.:<text:tab/>35</text:p>
          <text:p text:style-name="P47">.::<text:tab/>35, 59</text:p>
          <text:p text:style-name="P47">.cbrt<text:tab/>43</text:p>
          <text:p text:style-name="P47">.class<text:tab/>59</text:p>
          <text:p text:style-name="P47">.clone<text:tab/>60</text:p>
          <text:p text:style-name="P47">.copy<text:tab/>60</text:p>
          <text:p text:style-name="P47">.e**<text:tab/>43</text:p>
          <text:p text:style-name="P47">.init<text:tab/>26, 60</text:p>
          <text:p text:style-name="P47">.is_class?<text:tab/>60</text:p>
          <text:p text:style-name="P47">.name<text:tab/>61</text:p>
          <text:p text:style-name="P47">.split<text:tab/>43, 72</text:p>
          <text:p text:style-name="P47">.sqrt<text:tab/>43</text:p>
          <text:p text:style-name="P47">.strlen<text:tab/>61</text:p>
          <text:p text:style-name="P47">.to_f<text:tab/>61</text:p>
          <text:p text:style-name="P47">.to_f!<text:tab/>62</text:p>
          <text:p text:style-name="P47">.to_i<text:tab/>62</text:p>
          <text:p text:style-name="P47">.to_i!<text:tab/>62</text:p>
          <text:p text:style-name="P47">.to_n<text:tab/>62</text:p>
          <text:p text:style-name="P47">.to_n!<text:tab/>63</text:p>
          <text:p text:style-name="P47">.to_r<text:tab/>63</text:p>
          <text:p text:style-name="P47">.to_r!<text:tab/>64</text:p>
          <text:p text:style-name="P47">.to_s<text:tab/>64</text:p>
          <text:p text:style-name="P47">.to_x<text:tab/>64</text:p>
          <text:p text:style-name="P47">.to_x!<text:tab/>65</text:p>
          <text:p text:style-name="P48">)</text:p>
          <text:p text:style-name="P47">)methods<text:tab/>58</text:p>
          <text:p text:style-name="P48">&amp;</text:p>
          <text:p text:style-name="P47">&amp;&amp;<text:tab/>45, 54, 58</text:p>
          <text:p text:style-name="P48">+</text:p>
          <text:p text:style-name="P47">+loop<text:tab/>22</text:p>
          <text:p text:style-name="P48">&lt;</text:p>
          <text:p text:style-name="P47">&lt;&gt;<text:tab/>65</text:p>
          <text:p text:style-name="P48">=</text:p>
          <text:p text:style-name="P47">=<text:tab/>65</text:p>
          <text:p text:style-name="P48">|</text:p>
          <text:p text:style-name="P47">||<text:tab/>45, 54, 6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office:value-type="string">
            <text:p text:style-name="P13">Code</text:p>
          </table:table-cell>
          <table:table-cell table:style-name="Table58.B1" office:value-type="string">
            <text:p text:style-name="P13">Result</text:p>
          </table:table-cell>
        </table:table-row>
        <table:table-row table:style-name="Table58.1">
          <table:table-cell table:style-name="Table58.A2" office:value-type="string">
            <text:p text:style-name="P15"/>
          </table:table-cell>
          <table:table-cell table:style-name="Table58.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5</text:page-number> of <text:page-count>8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7H19M34S</meta:editing-duration>
    <meta:editing-cycles>1233</meta:editing-cycles>
    <meta:generator>OpenOffice/4.1.1$Win32 OpenOffice.org_project/411m6$Build-9775</meta:generator>
    <dc:date>2015-03-21T16:45:55.33</dc:date>
    <dc:creator>Peter Camilleri</dc:creator>
    <meta:printed-by>Peter Camilleri</meta:printed-by>
    <meta:print-date>2015-02-10T10:49:15.76</meta:print-date>
    <meta:document-statistic meta:table-count="58" meta:image-count="0" meta:object-count="0" meta:page-count="87" meta:paragraph-count="2276" meta:word-count="14135" meta:character-count="84935"/>
    <meta:template xlink:type="simple" xlink:actuate="onRequest" xlink:title="MyDefault" xlink:href="../../../../OpenOffice.org/3/user/template/MyDefault.ott" meta:date="2014-06-26T22:09:00.24"/>
  </office:meta>
</office:document-meta>
</file>